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officeooo:rsid="0015c617" officeooo:paragraph-rsid="0015c617"/>
    </style:style>
    <style:style style:name="P20" style:family="paragraph" style:parent-style-name="Text_20_body">
      <style:text-properties officeooo:rsid="001deec2" officeooo:paragraph-rsid="001deec2"/>
    </style:style>
    <style:style style:name="P21" style:family="paragraph" style:parent-style-name="Text_20_body">
      <style:text-properties officeooo:rsid="00147179" officeooo:paragraph-rsid="00147179"/>
    </style:style>
    <style:style style:name="P22" style:family="paragraph" style:parent-style-name="Standard">
      <style:paragraph-properties fo:margin-top="0in" fo:margin-bottom="0in" style:contextual-spacing="false"/>
      <style:text-properties officeooo:rsid="00147179" officeooo:paragraph-rsid="00147179"/>
    </style:style>
    <style:style style:name="P23" style:family="paragraph" style:parent-style-name="Text_20_body">
      <style:text-properties officeooo:rsid="00188d83" officeooo:paragraph-rsid="00188d83"/>
    </style:style>
    <style:style style:name="P24" style:family="paragraph" style:parent-style-name="Text_20_body">
      <style:text-properties fo:font-weight="bold" officeooo:rsid="001a79e2" officeooo:paragraph-rsid="001a79e2" style:font-weight-asian="bold" style:font-weight-complex="bold"/>
    </style:style>
    <style:style style:name="P25" style:family="paragraph" style:parent-style-name="Text_20_body">
      <style:paragraph-properties fo:margin-top="0in" fo:margin-bottom="0in" style:contextual-spacing="false"/>
    </style:style>
    <style:style style:name="P26" style:family="paragraph" style:parent-style-name="Standard">
      <style:paragraph-properties fo:margin-top="0in" fo:margin-bottom="0in" style:contextual-spacing="false"/>
    </style:style>
    <style:style style:name="P27" style:family="paragraph" style:parent-style-name="Text_20_body">
      <style:paragraph-properties fo:margin-top="0in" fo:margin-bottom="0in" style:contextual-spacing="false"/>
      <style:text-properties officeooo:paragraph-rsid="0029bda2"/>
    </style:style>
    <style:style style:name="P28" style:family="paragraph" style:parent-style-name="Text_20_body">
      <style:paragraph-properties fo:margin-top="0in" fo:margin-bottom="0in" style:contextual-spacing="false"/>
      <style:text-properties officeooo:rsid="0011665d" officeooo:paragraph-rsid="00119610"/>
    </style:style>
    <style:style style:name="P29"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0"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1" style:family="paragraph" style:parent-style-name="Text_20_body">
      <style:paragraph-properties fo:margin-top="0in" fo:margin-bottom="0in" style:contextual-spacing="false"/>
      <style:text-properties officeooo:rsid="0028b833" officeooo:paragraph-rsid="0028b833"/>
    </style:style>
    <style:style style:name="P32" style:family="paragraph" style:parent-style-name="Text_20_body">
      <style:paragraph-properties fo:margin-top="0in" fo:margin-bottom="0in" style:contextual-spacing="false"/>
      <style:text-properties officeooo:rsid="0029bda2" officeooo:paragraph-rsid="0029bda2"/>
    </style:style>
    <style:style style:name="P33" style:family="paragraph" style:parent-style-name="Standard">
      <style:paragraph-properties fo:margin-top="0in" fo:margin-bottom="0in" style:contextual-spacing="false"/>
      <style:text-properties style:font-name="TimesNewRomanPSMT" fo:font-size="12pt"/>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text-properties officeooo:rsid="00213600" officeooo:paragraph-rsid="00213600"/>
    </style:style>
    <style:style style:name="P36" style:family="paragraph" style:parent-style-name="Standard">
      <style:text-properties officeooo:rsid="00213ca1" officeooo:paragraph-rsid="00213ca1"/>
    </style:style>
    <style:style style:name="P37" style:family="paragraph" style:parent-style-name="Text_20_body">
      <style:paragraph-properties fo:break-before="page"/>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50d9b" officeooo:paragraph-rsid="00550d9b" style:font-size-asian="12pt" style:font-size-complex="12pt"/>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5" style:family="paragraph" style:parent-style-name="Standard">
      <style:paragraph-properties fo:margin-top="0in" fo:margin-bottom="0in" style:contextual-spacing="false"/>
      <style:text-properties officeooo:paragraph-rsid="004a19a2"/>
    </style:style>
    <style:style style:name="P46" style:family="paragraph" style:parent-style-name="Standard">
      <style:paragraph-properties fo:margin-top="0in" fo:margin-bottom="0in" style:contextual-spacing="false"/>
      <style:text-properties officeooo:rsid="00550d9b" officeooo:paragraph-rsid="00550d9b"/>
    </style:style>
    <style:style style:name="P47" style:family="paragraph" style:parent-style-name="Heading_20_1" style:master-page-name="First_20_Page">
      <style:paragraph-properties style:page-number="auto"/>
    </style:style>
    <style:style style:name="P48"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9" style:family="paragraph" style:parent-style-name="Heading_20_2">
      <style:text-properties officeooo:rsid="002590d6" officeooo:paragraph-rsid="002590d6"/>
    </style:style>
    <style:style style:name="P50"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51" style:family="paragraph" style:parent-style-name="Heading_20_4">
      <style:text-properties officeooo:rsid="0012c8c5" officeooo:paragraph-rsid="0012c8c5"/>
    </style:style>
    <style:style style:name="P52" style:family="paragraph" style:parent-style-name="Heading_20_4">
      <style:text-properties officeooo:rsid="0012c8c5" officeooo:paragraph-rsid="0015c617"/>
    </style:style>
    <style:style style:name="P53" style:family="paragraph" style:parent-style-name="Heading_20_4">
      <style:text-properties officeooo:rsid="0012c8c5" officeooo:paragraph-rsid="00188d83"/>
    </style:style>
    <style:style style:name="P54"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5"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6"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8"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9"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0"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61"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2"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3"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4"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5"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6" style:family="paragraph" style:parent-style-name="Text_20_body" style:list-style-name="L4">
      <style:text-properties officeooo:rsid="001deec2" officeooo:paragraph-rsid="001f8e76"/>
    </style:style>
    <style:style style:name="P67" style:family="paragraph" style:parent-style-name="Text_20_body" style:list-style-name="L4">
      <style:text-properties officeooo:rsid="001deec2" officeooo:paragraph-rsid="001deec2"/>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8">
      <style:paragraph-properties fo:margin-top="0in" fo:margin-bottom="0in" style:contextual-spacing="false"/>
      <style:text-properties officeooo:paragraph-rsid="00306560"/>
    </style:style>
    <style:style style:name="P72" style:family="paragraph" style:parent-style-name="Text_20_body" style:list-style-name="L9">
      <style:paragraph-properties fo:margin-top="0in" fo:margin-bottom="0in" style:contextual-spacing="false"/>
      <style:text-properties officeooo:paragraph-rsid="00306560"/>
    </style:style>
    <style:style style:name="P73" style:family="paragraph" style:parent-style-name="Text_20_body" style:list-style-name="L10">
      <style:paragraph-properties fo:margin-top="0in" fo:margin-bottom="0in" style:contextual-spacing="false"/>
      <style:text-properties officeooo:paragraph-rsid="00306560"/>
    </style:style>
    <style:style style:name="P74" style:family="paragraph" style:parent-style-name="Text_20_body" style:list-style-name="L10">
      <style:paragraph-properties fo:margin-top="0in" fo:margin-bottom="0in" style:contextual-spacing="false"/>
      <style:text-properties officeooo:rsid="0021f272"/>
    </style:style>
    <style:style style:name="P75" style:family="paragraph" style:parent-style-name="Text_20_body" style:list-style-name="L10">
      <style:paragraph-properties fo:margin-top="0in" fo:margin-bottom="0in" style:contextual-spacing="false"/>
      <style:text-properties officeooo:rsid="0021f272" officeooo:paragraph-rsid="0021f272"/>
    </style:style>
    <style:style style:name="P76" style:family="paragraph" style:parent-style-name="Text_20_body" style:list-style-name="L11">
      <style:paragraph-properties fo:margin-top="0in" fo:margin-bottom="0in" style:contextual-spacing="false"/>
    </style:style>
    <style:style style:name="P77" style:family="paragraph" style:parent-style-name="Text_20_body" style:list-style-name="L12">
      <style:paragraph-properties fo:margin-top="0in" fo:margin-bottom="0in" style:contextual-spacing="false"/>
    </style:style>
    <style:style style:name="P78" style:family="paragraph" style:parent-style-name="Text_20_body" style:list-style-name="L12">
      <style:paragraph-properties fo:margin-top="0in" fo:margin-bottom="0in" style:contextual-spacing="false"/>
      <style:text-properties officeooo:rsid="0022b60a" officeooo:paragraph-rsid="0022b60a"/>
    </style:style>
    <style:style style:name="P79" style:family="paragraph" style:parent-style-name="Text_20_body" style:list-style-name="L13">
      <style:paragraph-properties fo:margin-top="0in" fo:margin-bottom="0in" style:contextual-spacing="false"/>
      <style:text-properties officeooo:paragraph-rsid="002b881c"/>
    </style:style>
    <style:style style:name="P80" style:family="paragraph" style:parent-style-name="Text_20_body" style:list-style-name="L13">
      <style:paragraph-properties fo:margin-top="0in" fo:margin-bottom="0in" style:contextual-spacing="false"/>
      <style:text-properties officeooo:rsid="0029bda2" officeooo:paragraph-rsid="0029bda2"/>
    </style:style>
    <style:style style:name="P81" style:family="paragraph" style:parent-style-name="Text_20_body" style:list-style-name="L13">
      <style:paragraph-properties fo:margin-top="0in" fo:margin-bottom="0in" style:contextual-spacing="false"/>
      <style:text-properties officeooo:rsid="0029bda2" officeooo:paragraph-rsid="002b881c"/>
    </style:style>
    <style:style style:name="P82" style:family="paragraph" style:parent-style-name="Text_20_body" style:list-style-name="L13">
      <style:paragraph-properties fo:margin-top="0in" fo:margin-bottom="0in" style:contextual-spacing="false"/>
      <style:text-properties officeooo:rsid="002b881c" officeooo:paragraph-rsid="002b881c"/>
    </style:style>
    <style:style style:name="P83"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4" style:family="paragraph" style:parent-style-name="Text_20_body" style:list-style-name="L13">
      <style:paragraph-properties fo:margin-top="0in" fo:margin-bottom="0in" style:contextual-spacing="false"/>
      <style:text-properties officeooo:rsid="002b881c" officeooo:paragraph-rsid="002c4d88"/>
    </style:style>
    <style:style style:name="P85"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text-position="33% 80%"/>
    </style:style>
    <style:style style:name="T20" style:family="text">
      <style:text-properties fo:font-style="italic" style:text-underline-style="none" style:font-style-asian="italic" style:font-style-complex="italic"/>
    </style:style>
    <style:style style:name="T21" style:family="text">
      <style:text-properties style:text-position="super 58%"/>
    </style:style>
    <style:style style:name="T22" style:family="text">
      <style:text-properties officeooo:rsid="00119610"/>
    </style:style>
    <style:style style:name="T23" style:family="text">
      <style:text-properties officeooo:rsid="001a79e2"/>
    </style:style>
    <style:style style:name="T24" style:family="text">
      <style:text-properties officeooo:rsid="001ab8cf"/>
    </style:style>
    <style:style style:name="T25" style:family="text">
      <style:text-properties officeooo:rsid="001c6c9c"/>
    </style:style>
    <style:style style:name="T26" style:family="text">
      <style:text-properties officeooo:rsid="001deec2"/>
    </style:style>
    <style:style style:name="T27" style:family="text">
      <style:text-properties officeooo:rsid="00213ca1"/>
    </style:style>
    <style:style style:name="T28" style:family="text">
      <style:text-properties officeooo:rsid="0021f272"/>
    </style:style>
    <style:style style:name="T29" style:family="text">
      <style:text-properties officeooo:rsid="0022b60a"/>
    </style:style>
    <style:style style:name="T30" style:family="text">
      <style:text-properties officeooo:rsid="0023764c"/>
    </style:style>
    <style:style style:name="T31" style:family="text">
      <style:text-properties officeooo:rsid="002b881c"/>
    </style:style>
    <style:style style:name="T32" style:family="text">
      <style:text-properties officeooo:rsid="002c4d88"/>
    </style:style>
    <style:style style:name="T33" style:family="text">
      <style:text-properties officeooo:rsid="002d9729"/>
    </style:style>
    <style:style style:name="T34" style:family="text">
      <style:text-properties officeooo:rsid="00306560"/>
    </style:style>
    <style:style style:name="T35" style:family="text">
      <style:text-properties officeooo:rsid="00308e3a"/>
    </style:style>
    <style:style style:name="T36" style:family="text">
      <style:text-properties officeooo:rsid="00328b39"/>
    </style:style>
    <style:style style:name="T37" style:family="text">
      <style:text-properties officeooo:rsid="00369c77"/>
    </style:style>
    <style:style style:name="T38" style:family="text">
      <style:text-properties officeooo:rsid="004073bd"/>
    </style:style>
    <style:style style:name="T39" style:family="text">
      <style:text-properties officeooo:rsid="00420943"/>
    </style:style>
    <style:style style:name="T40" style:family="text">
      <style:text-properties style:font-name="Times New Roman" fo:font-size="12pt"/>
    </style:style>
    <style:style style:name="T41" style:family="text">
      <style:text-properties style:font-name="Times New Roman" fo:font-size="12pt" officeooo:rsid="0046aa44"/>
    </style:style>
    <style:style style:name="T42" style:family="text">
      <style:text-properties style:font-name="Times New Roman" fo:font-size="12pt" officeooo:rsid="00486330"/>
    </style:style>
    <style:style style:name="T43" style:family="text">
      <style:text-properties style:font-name="Times New Roman" fo:font-size="12pt" officeooo:rsid="0048e79b"/>
    </style:style>
    <style:style style:name="T44" style:family="text">
      <style:text-properties style:font-name="Times New Roman" fo:font-size="12pt" officeooo:rsid="0054000b"/>
    </style:style>
    <style:style style:name="T45" style:family="text">
      <style:text-properties fo:font-style="normal" fo:font-weight="normal"/>
    </style:style>
    <style:style style:name="T46" style:family="text">
      <style:text-properties fo:font-style="normal" fo:font-weight="normal" officeooo:rsid="0048e79b"/>
    </style:style>
    <style:style style:name="T47" style:family="text">
      <style:text-properties officeooo:rsid="0048e79b"/>
    </style:style>
    <style:style style:name="T48" style:family="text">
      <style:text-properties fo:language="en" fo:country="US" officeooo:rsid="0048e79b" style:font-name-asian="Times New Roman" style:font-name-complex="Times New Roman" style:language-complex="ar" style:country-complex="SA"/>
    </style:style>
    <style:style style:name="T49" style:family="text">
      <style:text-properties officeooo:rsid="004eba2b"/>
    </style:style>
    <style:style style:name="T50" style:family="text">
      <style:text-properties officeooo:rsid="005005c4"/>
    </style:style>
    <style:style style:name="T51" style:family="text">
      <style:text-properties officeooo:rsid="00523d96"/>
    </style:style>
    <style:style style:name="T52" style:family="text">
      <style:text-properties officeooo:rsid="0054000b"/>
    </style:style>
    <style:style style:name="T53"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54"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5"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56"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57"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Introduction</text:h>
      <text:p text:style-name="P25">“Configuration description information” in this context refers to <text:span text:style-name="T20">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5"/>
      <text:p text:style-name="P25">Other information may be available via e.g. manuals or the Internet, and there may be pointers to that information in the CDI, but the format of that information is not under specification here.</text:p>
      <text:p text:style-name="P25"/>
      <text:p text:style-name="P25">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5">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6">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5">The format can be extended later for e.g. compression, via changes to the 1<text:span text:style-name="T21">st</text:span> character or some other method.</text:p>
      <text:p text:style-name="P28">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33"/>
      <text:p text:style-name="P26"><text:span text:style-name="T14">The online schema is really the normative thing, because that's what we check for conformance testing. </text:span><text:span text:style-name="T51">A node using the CDI is not required to validate it </text:span>against the schema. But since the contents <text:span text:style-name="T22">of the schema </text:span>are normative, it has to obey the defaults, etc., for missing elements. <text:span text:style-name="T22">There is further information about schema versions in the Section Future Extension.</text:span></text:p>
      <text:p text:style-name="P16"/>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50" text:outline-level="3">XML Elements</text:h>
      <text:h text:style-name="P51"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7">for</text:span> a Configuration Tool or a Network Browser tool to access this basic <text:span text:style-name="T37">identification</text:span> information:</text:p>
      <text:list text:style-name="L1">
        <text:list-item>
          <text:p text:style-name="P59">The fixed information may be encoded in the CDI as specific XML tags.</text:p>
        </text:list-item>
        <text:list-item>
          <text:p text:style-name="P59">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9">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51"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1">This is the equivalent descriptor to the ACDI spaces:</text:p>
      <text:p text:style-name="P29">&lt;segment origin='0' space='252'&gt;</text:p>
      <text:p text:style-name="P29"><text:s text:c="4"/>&lt;group&gt;</text:p>
      <text:p text:style-name="P29"><text:s text:c="8"/>&lt;name&gt;Manufacturer Information&lt;/name&gt;</text:p>
      <text:p text:style-name="P29"><text:s text:c="8"/>&lt;description&gt;Manufacturer-provided fixed node description&lt;/description&gt;</text:p>
      <text:p text:style-name="P29"><text:s text:c="8"/>&lt;int size='1'&gt;</text:p>
      <text:p text:style-name="P29"><text:s text:c="12"/>&lt;name&gt;Version&lt;/name&gt;</text:p>
      <text:p text:style-name="P29"><text:s text:c="8"/>&lt;/int&gt;</text:p>
      <text:p text:style-name="P29"><text:s text:c="8"/>&lt;string size='41'&gt;</text:p>
      <text:p text:style-name="P29"><text:s text:c="12"/>&lt;name&gt;Manufacturer Name&lt;/name&gt;</text:p>
      <text:p text:style-name="P29"><text:s text:c="8"/>&lt;/string&gt;</text:p>
      <text:p text:style-name="P29"><text:s text:c="8"/>&lt;string size='41'&gt;</text:p>
      <text:p text:style-name="P29"><text:s text:c="12"/>&lt;name&gt;Node Type&lt;/name&gt;</text:p>
      <text:p text:style-name="P29"><text:s text:c="8"/>&lt;/string&gt;</text:p>
      <text:p text:style-name="P29"><text:s text:c="8"/>&lt;string size='21'&gt;</text:p>
      <text:p text:style-name="P29"><text:s text:c="12"/>&lt;name&gt;Hardware Version&lt;/name&gt;</text:p>
      <text:p text:style-name="P29"><text:s text:c="8"/>&lt;/string&gt;</text:p>
      <text:p text:style-name="P29"><text:s text:c="8"/>&lt;string size='21'&gt;</text:p>
      <text:p text:style-name="P29"><text:s text:c="12"/>&lt;name&gt;Software Version&lt;/name&gt;</text:p>
      <text:p text:style-name="P29"><text:s text:c="8"/>&lt;/string&gt;</text:p>
      <text:p text:style-name="P29"><text:s text:c="5"/>&lt;/group&gt;</text:p>
      <text:p text:style-name="P30">&lt;/segment&gt;</text:p>
      <text:p text:style-name="P29">&lt;segment origin='0' space='251'&gt;</text:p>
      <text:p text:style-name="P29"><text:s text:c="4"/>&lt;group&gt;</text:p>
      <text:p text:style-name="P29"><text:s text:c="8"/>&lt;name&gt;User Identification&lt;/name&gt;</text:p>
      <text:p text:style-name="P29"><text:s text:c="8"/>&lt;description&gt;Lets the user add his own description&lt;/description&gt;</text:p>
      <text:p text:style-name="P29"><text:s text:c="8"/>&lt;int size='1'&gt;</text:p>
      <text:p text:style-name="P29"><text:s text:c="12"/>&lt;name&gt;Version&lt;/name&gt;</text:p>
      <text:p text:style-name="P29"><text:s text:c="8"/>&lt;/int&gt;</text:p>
      <text:p text:style-name="P29"><text:s text:c="8"/>&lt;string size='63'&gt;</text:p>
      <text:p text:style-name="P29"><text:s text:c="12"/>&lt;name&gt;Node Name&lt;/name&gt;</text:p>
      <text:p text:style-name="P29"><text:s text:c="8"/>&lt;/string&gt;</text:p>
      <text:p text:style-name="P29"><text:s text:c="8"/>&lt;string size='64'&gt;</text:p>
      <text:p text:style-name="P29"><text:s text:c="12"/>&lt;name&gt;Node Description&lt;/name&gt;</text:p>
      <text:p text:style-name="P29"><text:s text:c="8"/>&lt;/string&gt;</text:p>
      <text:p text:style-name="P29"><text:s text:c="4"/>&lt;/group&gt;</text:p>
      <text:p text:style-name="P22"><text:span text:style-name="Example"><text:span text:style-name="T17">&lt;/segment&gt;</text:span></text:span></text:p>
      <text:p text:style-name="P19">Manufacturers are encouraged to put these segment definitions into their CDI as well, especially the user-editable portion.</text:p>
      <text:h text:style-name="P52" text:outline-level="4"><text:span text:style-name="T5">&lt;</text:span><text:span text:style-name="T6">segment</text:span><text:span text:style-name="T4">&gt; </text:span><text:span text:style-name="T6">Element</text:span></text:h>
      <text:p text:style-name="P19"><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 <text:span text:style-name="T39">or similar</text:span>.</text:p>
      <text:h text:style-name="P53"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7">it</text:span>.</text:p>
      <text:p text:style-name="P23"><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4"><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60"><text:span text:style-name="T23">At the start of the segment, set current_address to be the value </text:span><text:span text:style-name="T15">of the</text:span><text:span text:style-name="T23"> attribute `origin' of the &lt;segment&gt; element, or 0 (zero) if this attribute is not present.</text:span></text:p>
        </text:list-item>
        <text:list-item>
          <text:p text:style-name="P61">For each child element:</text:p>
        </text:list-item>
      </text:list>
      <text:list text:style-name="L3">
        <text:list-item>
          <text:list>
            <text:list-item>
              <text:p text:style-name="P63">increment current_address by the attribute `offset' if present (can be negative!)</text:p>
            </text:list-item>
            <text:list-item>
              <text:p text:style-name="P62">if it is a primitive type</text:p>
              <text:list>
                <text:list-item>
                  <text:p text:style-name="P62">render the UI according to the element type, <text:span text:style-name="T25">take current_address for data</text:span></text:p>
                </text:list-item>
                <text:list-item>
                  <text:p text:style-name="P62">post-increment current_address by the element size <text:span text:style-name="T24">(8 for events, otherwise given by the `size' attribute)</text:span></text:p>
                </text:list-item>
              </text:list>
            </text:list-item>
            <text:list-item>
              <text:p text:style-name="P64">if it is a group, check the replication count</text:p>
              <text:list>
                <text:list-item>
                  <text:p text:style-name="P65">render a box or separator and header <text:span text:style-name="T26">except if group is empty</text:span></text:p>
                </text:list-item>
                <text:list-item>
                  <text:p text:style-name="P64">recurse into the group to lay out all child elements</text:p>
                </text:list-item>
                <text:list-item>
                  <text:p text:style-name="P64">if there is any remaining replication left, <text:span text:style-name="T25">repeat from</text:span> to <text:span text:style-name="T25">rendering box or separator</text:span></text:p>
                </text:list-item>
              </text:list>
            </text:list-item>
          </text:list>
        </text:list-item>
      </text:list>
      <text:p text:style-name="P20"/>
      <text:p text:style-name="P11">Data Elements support constraints for the values:</text:p>
      <text:list text:style-name="L4">
        <text:list-item>
          <text:p text:style-name="P66"><text:span text:style-name="T4">Integers </text:span><text:span text:style-name="T11">and floats </text:span><text:span text:style-name="T4">have &lt;min&gt; and &lt;max&gt; elements inside. They constrain the range with endpoints inclusive </text:span><text:span text:style-name="T14">i.e.,</text:span><text:span text:style-name="T4"> &lt;min&gt;5&lt;/min&gt; allows value 5 but disallows value 4.</text:span></text:p>
        </text:list-item>
        <text:list-item>
          <text:p text:style-name="P67"><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4"><text:span text:style-name="T52">Any data </text:span>element<text:span text:style-name="T40">’s &lt;name&gt; </text:span><text:span text:style-name="T44">and </text:span><text:span text:style-name="T40">&lt;description&gt; </text:span><text:span text:style-name="T44">elements </text:span><text:span text:style-name="T40">and </text:span><text:span text:style-name="T44">the </text:span><text:span text:style-name="T40">&lt;group&gt; <text:s/></text:span><text:span text:style-name="T44">element’s </text:span><text:span text:style-name="T40">&lt;repname&gt; </text:span><text:span text:style-name="T41">elements</text:span><text:span text:style-name="T40"> are </text:span><text:span text:style-name="T41">intended</text:span><text:span text:style-name="T40"> as hints for optional </text:span><text:span text:style-name="T41">UI </text:span><text:span text:style-name="T40">display by configuration tools. <text:s/></text:span></text:p>
      <text:p text:style-name="P14"><text:span text:style-name="T41">A recommended approach for &lt;repname&gt; </text:span><text:span text:style-name="T42">is:</text:span></text:p>
      <text:list text:style-name="L5">
        <text:list-item>
          <text:p text:style-name="P54"><text:span text:style-name="T41">If </text:span><text:span text:style-name="T42">the &lt;repname&gt; element</text:span><text:span text:style-name="T41"> occurs </text:span><text:span text:style-name="T42">the same number of</text:span><text:span text:style-name="T41"> times </text:span><text:span text:style-name="T43">as the </text:span><text:span text:style-name="T42">number in the “replication” attribute</text:span><text:span text:style-name="T41"> then they will be used as the group repeat labels directly </text:span><text:span text:style-name="T42">in the UI</text:span><text:span text:style-name="T41">.</text:span></text:p>
        </text:list-item>
        <text:list-item>
          <text:p text:style-name="P55"><text:soft-page-break/>If the &lt;<text:span text:style-name="T47">repname&gt; </text:span>element occurs at least once, but less than <text:span text:style-name="T47">the number in the </text:span><text:span text:style-name="T48">“replication” attribute</text:span>, then the last occurrence <text:span text:style-name="T47">should</text:span> be extended to the group labels using the following, specific rules:</text:p>
          <text:list>
            <text:list-item>
              <text:p text:style-name="P57"><text:span text:style-name="T46">I</text:span><text:span text:style-name="T45">f the text in does not end with a decimal representation of an integer, then the group repetition number shall be appended to it, starting from 1..N, including the group repetition offset that </text:span><text:span text:style-name="T46">received</text:span><text:span text:style-name="T45"> that specific label. </text:span><text:span text:style-name="T46">Any whitespace at the end of the &lt;repname&gt; element should be preserved before appending the number.</text:span></text:p>
              <text:p text:style-name="P56">For example, <text:s/></text:p>
              <text:p text:style-name="P56">&lt;group replication=4&gt;&lt;repname&gt;Headlight&lt;/repname&gt;&lt;repname&gt;F&lt;/repname&gt; </text:p>
              <text:p text:style-name="P56">should translate into labels of "Headlight", "F1", "F2", "F3".</text:p>
            </text:list-item>
            <text:list-item>
              <text:p text:style-name="P57"><text:span text:style-name="T46">I</text:span><text:span text:style-name="T45">f the text in ends with a decimal representation of an integer, then that integer shall be incremented by one for every additional group for which there w</text:span><text:span text:style-name="T46">ere</text:span><text:span text:style-name="T45"> not enough element</text:span><text:span text:style-name="T46">s</text:span><text:span text:style-name="T45">. </text:span><text:span text:style-name="T46">Note this does not imply any whitespace before the integer is needed.</text:span></text:p>
              <text:p text:style-name="P58">For example </text:p>
              <text:p text:style-name="P58">&lt;group replication=4&gt;&lt;repname&gt;F0&lt;/repname&gt;</text:p>
              <text:p text:style-name="P58">should translate into labels of "F0", "F1", "F2", "F3".</text:p>
            </text:list-item>
          </text:list>
        </text:list-item>
      </text:list>
      <text:p text:style-name="P42"/>
      <text:p text:style-name="P45"><text:span text:style-name="T54">O</text:span><text:span text:style-name="T55">ther </text:span><text:span text:style-name="T56">UI </text:span><text:span text:style-name="T55">representations are </text:span><text:span text:style-name="T56">permitted</text:span><text:span text:style-name="T55">. </text:span><text:span text:style-name="T56">For example, s</text:span><text:span text:style-name="T55">ome configuration tools use information from the contained elements </text:span><text:span text:style-name="T57">for group </text:span><text:span text:style-name="T55">label</text:span><text:span text:style-name="T57">s</text:span><text:span text:style-name="T55"> </text:span><text:span text:style-name="T57">in their</text:span><text:span text:style-name="T55"> UI.</text:span></text:p>
      <text:p text:style-name="P45"/>
      <text:p text:style-name="P46"><text:span text:style-name="T55">2.</text:span><text:span text:style-name="T53">5.1.4.3 &lt;string&gt; element</text:span></text:p>
      <text:p text:style-name="P46"/>
      <text:p text:style-name="P44">Note that node developers should not assume any particular contents in a string field beyond the first null character.</text:p>
      <text:p text:style-name="P46"/>
      <text:p text:style-name="P43"/>
      <text:p text:style-name="P13"/>
      <text:h text:style-name="P48"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5"><text:span text:style-name="T4">The guarantees given in the standard allow the algorithm for tracking the current 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6"><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oft-page-break/><text:span text:style-name="T27">Background</text:span> Information</text:h>
      <text:h text:style-name="Heading_20_2" text:outline-level="2">Environment of Proposal</text:h>
      <text:h text:style-name="Heading_20_3" text:outline-level="3">Requirements</text:h>
      <text:list text:style-name="L6">
        <text:list-item>
          <text:p text:style-name="P68">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8">Users want <text:s/>to configure a node entirely over the OpenLCB, without physical interactions, e.g. pushing buttons.</text:p>
        </text:list-item>
      </text:list>
      <text:h text:style-name="Heading_20_3" text:outline-level="3">Preferences</text:h>
      <text:list text:style-name="L7">
        <text:list-item>
          <text:p text:style-name="P69">Small nodes shouldn't need a lot of processing power, e.g. to compress or decompress data in real time. Memory usage should also be limited, but is a second priority.</text:p>
        </text:list-item>
        <text:list-item>
          <text:p text:style-name="P69">Configuration retrieval operations should be state-less and idempotent to simplify software at both ends. This is a preference for the CDI retrieval mechanism, not the CDI itself.</text:p>
        </text:list-item>
        <text:list-item>
          <text:p text:style-name="P69">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1219201081" text:style-name="L8">
        <text:list-item>
          <text:p text:style-name="P70">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4">in</text:span> this proposal. Similarly, DCC CV29 has lots of variables within it, each stored as bits. </text:p>
        </text:list-item>
      </text:list>
      <text:p text:style-name="P25"/>
      <text:list xml:id="list110222000303090" text:continue-numbering="true" text:style-name="L8">
        <text:list-item>
          <text:p text:style-name="P71">The primary design constraints are complexity and size in the OpenLCB device providing CDI, and complexity and size in the device consuming the CDI.</text:p>
          <text:list>
            <text:list-item>
              <text:p text:style-name="P71">Size and complexity in the providing device is the more important constraint. There are more of those devices, they are cost sensitive, and they may not be <text:span text:style-name="T27">upgradeable</text:span> once delivered.</text:p>
            </text:list-item>
            <text:list-item>
              <text:p text:style-name="P71">Size and complexity in the CDI-consuming device should also be considered. In particular, code complexity is an issue which must be addressed.</text:p>
            </text:list-item>
          </text:list>
        </text:list-item>
        <text:list-item>
          <text:p text:style-name="P71">Secondary constraints are testability of the provided information, scalability of the format, and the convenience and availability of a suitable toolchain.</text:p>
        </text:list-item>
        <text:list-item>
          <text:p text:style-name="P71">There is a physical/logical structure to the configuration which the CDI can and should reflect:</text:p>
          <text:list>
            <text:list-item>
              <text:p text:style-name="P71">The basic OpenLCB unit is a "Node". Nodes provide CDI for their needed configuration information. <text:span text:style-name="T34">One possible</text:span> protocol for that <text:span text:style-name="T34">is the Memory Configuration Protocol</text:span>.</text:p>
            </text:list-item>
            <text:list-item>
              <text:p text:style-name="P71"><text:soft-page-break/>A Node can contain zero or more "Producers". Each Producer is independently configured. There is no ordering between separate Producers, but they can be numbered for ease of reference.</text:p>
            </text:list-item>
            <text:list-item>
              <text:p text:style-name="P71">A Node can contain zero or more "Consumers". Each Consumer is independently configured. There is no ordering between separate Consumers, or between individual Consumers and Producers, but they can be numbered for ease of reference.</text:p>
            </text:list-item>
            <text:list-item>
              <text:p text:style-name="P71">Each Producer or Consumer can be configured with zero or one Events. <text:span text:style-name="T27">A hardware port may have more than one Producer or Consumer (for example two: off and on).</text:span></text:p>
            </text:list-item>
            <text:list-item>
              <text:p text:style-name="P71">Each Event has an Identifier which uniquely defines it. </text:p>
            </text:list-item>
            <text:list-item>
              <text:p text:style-name="P71">To ensure future growth, there is no required "device", "channel" or other grouping within a node. Those may be present in some node types, and CDI must be able to represent them, but may not require any specific organization. <text:span text:style-name="T27">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5"/>
      <text:h text:style-name="Heading_20_3" text:outline-level="3">Storage</text:h>
      <text:p text:style-name="P25">The configuration definition is stored in a hierarchical manner.</text:p>
      <text:p text:style-name="P25"/>
      <text:p text:style-name="P25">I) In what follows:</text:p>
      <text:p text:style-name="P25"/>
      <text:p text:style-name="P25">A "String" must be present; an "Optional String" does not have to be. Strings are in UTF-8.</text:p>
      <text:p text:style-name="P25"/>
      <text:p text:style-name="P25">An "Integer" may be signed; if no sign, it's taken as positive.</text:p>
      <text:p text:style-name="P25"/>
      <text:p text:style-name="P25">A "Map" provides a set of named descriptive values. It contains:</text:p>
      <text:p text:style-name="P25"/>
      <text:list text:style-name="L9">
        <text:list-item>
          <text:p text:style-name="P72">Name: Optional String, if present required to be unique within enclosing group or node</text:p>
        </text:list-item>
        <text:list-item>
          <text:p text:style-name="P72">Description: Optional String</text:p>
        </text:list-item>
        <text:list-item>
          <text:p text:style-name="P72">1 or more "Key", "Value" pairs. Each element of the pair can be of any supported type, depending only on how it is to be used.</text:p>
        </text:list-item>
      </text:list>
      <text:p text:style-name="P25">Map elements provide a mapping between the pairs they contain. For example, a map can relate numeric values for a variable to descripti<text:span text:style-name="T28">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5"/>
      <text:p text:style-name="P25">II) At the top, root level is the information for a "node". This includes:</text:p>
      <text:p text:style-name="P25"/>
      <text:list text:style-name="L10">
        <text:list-item>
          <text:p text:style-name="P74">Manufacturer: String</text:p>
        </text:list-item>
        <text:list-item>
          <text:p text:style-name="P75">Model: If present, the human-readable model name the manufacturer gives to this node.</text:p>
        </text:list-item>
        <text:list-item>
          <text:p text:style-name="P73">Version: If present, the human-readable version string for the current board.</text:p>
        </text:list-item>
        <text:list-item>
          <text:p text:style-name="P73"><text:span text:style-name="T28">An optional Map for storing custom attributes defined by the manufacturer. </text:span>Any other information desired can be added <text:span text:style-name="T28">to this map</text:span>.</text:p>
        </text:list-item>
      </text:list>
      <text:p text:style-name="P25"/>
      <text:p text:style-name="P25"><text:soft-page-break/>III) Within the node is zero or more "groups". Each group contains:</text:p>
      <text:p text:style-name="P25"/>
      <text:list text:style-name="L11">
        <text:list-item>
          <text:p text:style-name="P76">Name: String, required to be unique within enclosing group or node</text:p>
        </text:list-item>
        <text:list-item>
          <text:p text:style-name="P76">Descripti<text:span text:style-name="T29">on</text:span>: <text:span text:style-name="T29">Documents to the end-user the logical contents.</text:span></text:p>
        </text:list-item>
        <text:list-item>
          <text:p text:style-name="P76">Replication count: Integer &gt;= 1 (number of times this group is replicated within the parent item)</text:p>
          <text:p text:style-name="P76"/>
        </text:list-item>
      </text:list>
      <text:p text:style-name="P25">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5"/>
      <text:p text:style-name="P25"><text:span text:style-name="T29">Instances</text:span> within replicated groups are numbered from 1 to the replication count. If more than one replicated group is present, the numbering for each starts again with 1.</text:p>
      <text:p text:style-name="P25"/>
      <text:p text:style-name="P25">Groups may contain one or more inner groups, with the same representation. This may continue to any desired level.</text:p>
      <text:p text:style-name="P25"/>
      <text:p text:style-name="P25">IV) Groups may contain "variable" descriptions <text:span text:style-name="T29">of various types.</text:span></text:p>
      <text:p text:style-name="P25"/>
      <text:p text:style-name="P25">IV-a) A "variable" description contains:</text:p>
      <text:p text:style-name="P25"/>
      <text:list text:style-name="L12">
        <text:list-item>
          <text:p text:style-name="P78">Type: represented by the element tag. Can be int, string (UTF-8), eventid, <text:span text:style-name="T38">float</text:span>. Previously other types were also considered, e.g. "bit", "digit" (an unsigned binary-coded-decimal value), "signed" (a binary value with a sign), "unsigned" (a binary value without a sign), "blob" (arbitrary byte vector).</text:p>
        </text:list-item>
        <text:list-item>
          <text:p text:style-name="P77">Name: String, required to be unique within enclosing group or node</text:p>
        </text:list-item>
        <text:list-item>
          <text:p text:style-name="P77">Max: Integer - the maximum value allowed.</text:p>
        </text:list-item>
        <text:list-item>
          <text:p text:style-name="P77">Min: Integer - the minimum value allowed.</text:p>
        </text:list-item>
        <text:list-item>
          <text:p text:style-name="P78">Size: describes how many bytes are occupied by this variable. Also used for integers <text:span text:style-name="T50">and floats</text:span><text:span text:style-name="T38"> </text:span>to describe the <text:span text:style-name="T30">data type size (e.g. byte, word, dword etc). </text:span><text:span text:style-name="T50">It is required for floats and strings.</text:span></text:p>
        </text:list-item>
        <text:list-item>
          <text:p text:style-name="P77">Description: Optional String</text:p>
        </text:list-item>
        <text:list-item>
          <text:p text:style-name="P77">Default: <text:span text:style-name="T30">optional, for integer </text:span><text:span text:style-name="T38">and float </text:span><text:span text:style-name="T30">type</text:span><text:span text:style-name="T38">s</text:span><text:span text:style-name="T30"> only</text:span></text:p>
        </text:list-item>
        <text:list-item>
          <text:p text:style-name="P77">Offset: Optional integer offset <text:span text:style-name="T30">to skip before this element in the layout, </text:span>data is <text:span text:style-name="T30">otherwise </text:span>laid out by length in depth-first order.</text:p>
        </text:list-item>
      </text:list>
      <text:p text:style-name="P25"/>
      <text:p text:style-name="P25">A variable may contain zero or one map descriptions. If present, the map represents a mapping between possible values (the "<text:span text:style-name="T30">Property</text:span>" part of the map's pairs) and convenient names for them (the "Value" part of the map's pairs). </text:p>
      <text:p text:style-name="P25"/>
      <text:p text:style-name="P25">Note that the current value of a variable is not considered configuration definition information (see item 1A and 1B in the introduction).</text:p>
      <text:p text:style-name="P25"/>
      <text:p text:style-name="P25">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text:soft-page-break/>about access to the information, not about how it's laid out in physical memory. <text:span text:style-name="T30">A possible way to organize internally bit-mapped information is to use an address translation scheme which maps each bit to a byte.</text:span>)</text:p>
      <text:p text:style-name="P25"/>
      <text:h text:style-name="Heading_20_2" text:outline-level="2">Example</text:h>
      <text:p text:style-name="Text_20_body">The following is not meant to show <text:span text:style-name="T18">how</text:span> configuration definition information would be stored, but <text:span text:style-name="T18">what kinds</text:span> of information would be stored. It's a description of a complex accessory decoder, the Digitrax DS54, modified for use in a Producer-Consumer model.</text:p>
      <text:p text:style-name="P25"/>
      <text:p text:style-name="P25">Hopefully the syntax will be self-explanatory. In any case, it's just for this example, not a proposal of any kind.</text:p>
      <text:p text:style-name="P25"/>
      <text:p text:style-name="P31">&lt;?xml version="1.0"?&gt;</text:p>
      <text:p text:style-name="P31">&lt;cdi xmlns:xsi="http://www.w3.org/2001/XMLSchema-instance" <text:tab/>xsi:noNamespaceSchemaLocation="http://openlcb.org/schema/<text:span text:style-name="T36">cdi/</text:span>1/<text:span text:style-name="T49">3</text:span>/cdi.xsd"&gt;</text:p>
      <text:p text:style-name="P31"/>
      <text:p text:style-name="P31">&lt;identification&gt;</text:p>
      <text:p text:style-name="P31">&lt;manufacturer&gt;Digitrax&lt;/manufacturer&gt;</text:p>
      <text:p text:style-name="P31">&lt;model&gt;DS54&lt;/model&gt;</text:p>
      <text:p text:style-name="P31">&lt;hardwareVersion&gt;2.33&lt;/hardwareVersion&gt;</text:p>
      <text:p text:style-name="P31">&lt;/identification&gt;</text:p>
      <text:p text:style-name="P31"/>
      <text:p text:style-name="P31">&lt;acdi/&gt;</text:p>
      <text:p text:style-name="P31"/>
      <text:p text:style-name="P31">&lt;segment space='251'&gt;</text:p>
      <text:p text:style-name="P31"><text:s text:c="2"/>&lt;name&gt;User Identification&lt;/name&gt;</text:p>
      <text:p text:style-name="P31"><text:s text:c="2"/>&lt;description&gt;Lets the user add his own description&lt;/description&gt;</text:p>
      <text:p text:style-name="P31"><text:s text:c="2"/>&lt;int size='1'&gt;</text:p>
      <text:p text:style-name="P31"><text:s text:c="4"/>&lt;name&gt;Version&lt;/name&gt;</text:p>
      <text:p text:style-name="P31"><text:s text:c="2"/>&lt;/int&gt;</text:p>
      <text:p text:style-name="P31"><text:s text:c="2"/>&lt;string size='63'&gt;</text:p>
      <text:p text:style-name="P31"><text:s text:c="4"/>&lt;name&gt;Node Name&lt;/name&gt;</text:p>
      <text:p text:style-name="P31"><text:s text:c="2"/>&lt;/string&gt;</text:p>
      <text:p text:style-name="P31"><text:s text:c="2"/>&lt;string size='64'&gt;</text:p>
      <text:p text:style-name="P31"><text:s text:c="4"/>&lt;name&gt;Node Description&lt;/name&gt;</text:p>
      <text:p text:style-name="P31"><text:s text:c="2"/>&lt;/string&gt;</text:p>
      <text:p text:style-name="P31">&lt;/segment&gt;</text:p>
      <text:p text:style-name="P31"/>
      <text:p text:style-name="P31">&lt;segment space="253"&gt;</text:p>
      <text:p text:style-name="P31"><text:s text:c="2"/>&lt;int size="2"&gt;</text:p>
      <text:p text:style-name="P31"><text:s text:c="4"/>&lt;name&gt;Address&lt;/name&gt;</text:p>
      <text:p text:style-name="P31"><text:s text:c="4"/>&lt;description&gt;The DCC address of the accessory decoder. This is not needed in OpenLCB operation.&lt;/description&gt;</text:p>
      <text:p text:style-name="P31"><text:s text:c="4"/>&lt;min&gt;0&lt;/min&gt;&lt;max&gt;2044&lt;/max&gt;</text:p>
      <text:p text:style-name="P31"><text:s text:c="2"/>&lt;/int&gt;</text:p>
      <text:p text:style-name="P31"><text:soft-page-break/><text:s text:c="2"/></text:p>
      <text:p text:style-name="P31"><text:s text:c="2"/>&lt;group replication="4"&gt;</text:p>
      <text:p text:style-name="P31"><text:s text:c="4"/>&lt;name&gt;Channels&lt;/name&gt;</text:p>
      <text:p text:style-name="P31"><text:s text:c="4"/>&lt;description&gt;Each channel is one pair of output wires and contains two inputs.&lt;/description&gt;</text:p>
      <text:p text:style-name="P31"><text:s text:c="4"/>&lt;repname&gt;Channel&lt;/repname&gt;</text:p>
      <text:p text:style-name="P31"><text:s text:c="3"/></text:p>
      <text:p text:style-name="P31"><text:s text:c="4"/>&lt;group&gt;</text:p>
      <text:p text:style-name="P31"><text:s text:c="6"/>&lt;name&gt;Turnout output&lt;/name&gt;</text:p>
      <text:p text:style-name="P31"><text:s text:c="6"/></text:p>
      <text:p text:style-name="P31"><text:s text:c="6"/>&lt;int size="1"&gt;&lt;name&gt;Output option&lt;/name&gt;</text:p>
      <text:p text:style-name="P31"><text:s text:c="8"/>&lt;default&gt;1&lt;/default&gt;</text:p>
      <text:p text:style-name="P31"><text:s text:c="8"/>&lt;map&gt;</text:p>
      <text:p text:style-name="P31"><text:s text:c="8"/>&lt;relation&gt;&lt;property&gt;1&lt;/property&gt;&lt;value&gt;Pulse re-triggerable&lt;/value&gt;&lt;/relation&gt;</text:p>
      <text:p text:style-name="P31"><text:s text:c="8"/>&lt;relation&gt;&lt;property&gt;2&lt;/property&gt;&lt;value&gt;Pulse non-retriggerable&lt;/value&gt;&lt;/relation&gt;</text:p>
      <text:p text:style-name="P31"><text:s text:c="8"/>&lt;relation&gt;&lt;property&gt;3&lt;/property&gt;&lt;value&gt;Static light or slow-motion turnout machine&lt;/value&gt;&lt;/relation&gt;</text:p>
      <text:p text:style-name="P31"><text:s text:c="8"/>&lt;relation&gt;&lt;property&gt;4&lt;/property&gt;&lt;value&gt;Blinking lamp&lt;/value&gt;&lt;/relation&gt;</text:p>
      <text:p text:style-name="P31"><text:s text:c="8"/>&lt;/map&gt;</text:p>
      <text:p text:style-name="P31"><text:s text:c="6"/>&lt;/int&gt;</text:p>
      <text:p text:style-name="P31"/>
      <text:p text:style-name="P31"><text:s text:c="6"/>&lt;int size="1"&gt;&lt;name&gt;Pulse length&lt;/name&gt;</text:p>
      <text:p text:style-name="P31"><text:s text:c="8"/>&lt;description&gt;Specifies the length of the output pulses for the pulsed output options. Ignored when output option is not pulsed.&lt;/description&gt;</text:p>
      <text:p text:style-name="P31"><text:s text:c="8"/>&lt;default&gt;0&lt;/default&gt;</text:p>
      <text:p text:style-name="P31"><text:s text:c="8"/>&lt;map&gt;</text:p>
      <text:p text:style-name="P31"><text:s text:c="8"/>&lt;relation&gt;&lt;property&gt;0&lt;/property&gt;&lt;value&gt;0.125 sec&lt;/value&gt;&lt;/relation&gt;</text:p>
      <text:p text:style-name="P31"><text:s text:c="8"/>&lt;relation&gt;&lt;property&gt;1&lt;/property&gt;&lt;value&gt;0.25 sec&lt;/value&gt;&lt;/relation&gt;</text:p>
      <text:p text:style-name="P31"><text:s text:c="8"/>&lt;relation&gt;&lt;property&gt;2&lt;/property&gt;&lt;value&gt;0.35 sec&lt;/value&gt;&lt;/relation&gt;</text:p>
      <text:p text:style-name="P31"><text:s text:c="8"/>&lt;relation&gt;&lt;property&gt;3&lt;/property&gt;&lt;value&gt;0.5 sec&lt;/value&gt;&lt;/relation&gt;</text:p>
      <text:p text:style-name="P31"><text:s text:c="8"/>&lt;relation&gt;&lt;property&gt;4&lt;/property&gt;&lt;value&gt;0.625 sec&lt;/value&gt;&lt;/relation&gt;</text:p>
      <text:p text:style-name="P31"><text:s text:c="8"/>&lt;relation&gt;&lt;property&gt;5&lt;/property&gt;&lt;value&gt;0.75 sec&lt;/value&gt;&lt;/relation&gt;</text:p>
      <text:p text:style-name="P31"><text:s text:c="8"/>&lt;relation&gt;&lt;property&gt;6&lt;/property&gt;&lt;value&gt;0.9 sec&lt;/value&gt;&lt;/relation&gt;</text:p>
      <text:p text:style-name="P31"><text:s text:c="8"/>&lt;relation&gt;&lt;property&gt;7&lt;/property&gt;&lt;value&gt;1 sec&lt;/value&gt;&lt;/relation&gt;</text:p>
      <text:p text:style-name="P31"><text:s text:c="8"/>&lt;relation&gt;&lt;property&gt;8&lt;/property&gt;&lt;value&gt;2 sec&lt;/value&gt;&lt;/relation&gt;</text:p>
      <text:p text:style-name="P31"><text:s text:c="8"/>&lt;relation&gt;&lt;property&gt;9&lt;/property&gt;&lt;value&gt;3 sec&lt;/value&gt;&lt;/relation&gt;</text:p>
      <text:p text:style-name="P31"><text:s text:c="8"/>&lt;relation&gt;&lt;property&gt;10&lt;/property&gt;&lt;value&gt;4 sec&lt;/value&gt;&lt;/relation&gt;</text:p>
      <text:p text:style-name="P31"><text:s text:c="8"/>&lt;relation&gt;&lt;property&gt;11&lt;/property&gt;&lt;value&gt;5 sec&lt;/value&gt;&lt;/relation&gt;</text:p>
      <text:p text:style-name="P31"><text:s text:c="8"/>&lt;relation&gt;&lt;property&gt;12&lt;/property&gt;&lt;value&gt;6 sec&lt;/value&gt;&lt;/relation&gt;</text:p>
      <text:p text:style-name="P31"><text:s text:c="8"/>&lt;relation&gt;&lt;property&gt;13&lt;/property&gt;&lt;value&gt;7.5 sec&lt;/value&gt;&lt;/relation&gt;</text:p>
      <text:p text:style-name="P31"><text:s text:c="8"/>&lt;relation&gt;&lt;property&gt;14&lt;/property&gt;&lt;value&gt;10 sec&lt;/value&gt;&lt;/relation&gt;</text:p>
      <text:p text:style-name="P31"><text:s text:c="8"/>&lt;relation&gt;&lt;property&gt;15&lt;/property&gt;&lt;value&gt;12 sec&lt;/value&gt;&lt;/relation&gt;</text:p>
      <text:p text:style-name="P31"><text:s text:c="8"/>&lt;/map&gt;</text:p>
      <text:p text:style-name="P31"><text:s text:c="6"/>&lt;/int&gt;</text:p>
      <text:p text:style-name="P31"><text:s text:c="6"/></text:p>
      <text:p text:style-name="P31"><text:s text:c="6"/>&lt;eventid&gt;</text:p>
      <text:p text:style-name="P31"><text:s text:c="8"/>&lt;name&gt;Turnout closed&lt;/name&gt;</text:p>
      <text:p text:style-name="P31"><text:soft-page-break/><text:s text:c="8"/>&lt;description&gt;When this event arrives, a turnout will be moved to the closed position or a lamp will be switched to ON.&lt;/description&gt;</text:p>
      <text:p text:style-name="P31"><text:s text:c="6"/>&lt;/eventid&gt;</text:p>
      <text:p text:style-name="P31"><text:s text:c="6"/>&lt;eventid&gt;</text:p>
      <text:p text:style-name="P31"><text:s text:c="8"/>&lt;name&gt;Turnout thrown&lt;/name&gt;</text:p>
      <text:p text:style-name="P31"><text:s text:c="8"/>&lt;description&gt;When this event arrives, a turnout will be moved to the thrown position or a lamp will be switched to OFF.&lt;/description&gt;</text:p>
      <text:p text:style-name="P31"><text:s text:c="6"/>&lt;/eventid&gt; <text:s text:c="5"/></text:p>
      <text:p text:style-name="P31"><text:s text:c="4"/>&lt;/group&gt;</text:p>
      <text:p text:style-name="P31"/>
      <text:p text:style-name="P31"><text:s text:c="4"/>&lt;group replication="2"&gt;&lt;name&gt;Inputs&lt;/name&gt;</text:p>
      <text:p text:style-name="P31"><text:s text:c="6"/>&lt;description&gt;Input 1 is the SWITCH input, Input 2 is the AUX input for this channel&lt;/description&gt;</text:p>
      <text:p text:style-name="P31"><text:s text:c="6"/>&lt;repname&gt;Input&lt;/repname&gt;</text:p>
      <text:p text:style-name="P31"><text:s text:c="6"/>&lt;eventid&gt;</text:p>
      <text:p text:style-name="P31"><text:s text:c="8"/>&lt;name&gt;Input active&lt;/name&gt;</text:p>
      <text:p text:style-name="P31"><text:s text:c="8"/>&lt;description&gt;This event is generated when the input line goes active. Independent from trigger setup.&lt;/description&gt;</text:p>
      <text:p text:style-name="P31"><text:s text:c="6"/>&lt;/eventid&gt;</text:p>
      <text:p text:style-name="P31"><text:s text:c="6"/>&lt;eventid&gt;</text:p>
      <text:p text:style-name="P31"><text:s text:c="8"/>&lt;name&gt;Input inactive&lt;/name&gt;</text:p>
      <text:p text:style-name="P31"><text:s text:c="8"/>&lt;description&gt;This event is generated when the input line goes inactive. Independent from trigger setup.&lt;/description&gt;</text:p>
      <text:p text:style-name="P31"><text:s text:c="6"/>&lt;/eventid&gt;</text:p>
      <text:p text:style-name="P31"><text:s text:c="6"/></text:p>
      <text:p text:style-name="P31"><text:s text:c="6"/>&lt;group&gt;&lt;name&gt;Trigger&lt;/name&gt;</text:p>
      <text:p text:style-name="P31"><text:s text:c="8"/>&lt;description&gt;Advanced triggering and local actions&lt;/description&gt;</text:p>
      <text:p text:style-name="P31"><text:s text:c="8"/></text:p>
      <text:p text:style-name="P31"><text:s text:c="8"/>&lt;int size="1"&gt;</text:p>
      <text:p text:style-name="P31"><text:s text:c="10"/>&lt;name&gt;Trigger condition&lt;/name&gt;</text:p>
      <text:p text:style-name="P31"><text:s text:c="10"/>&lt;map&gt;</text:p>
      <text:p text:style-name="P31"><text:s text:c="12"/>&lt;relation&gt;&lt;property&gt;0&lt;/property&gt;&lt;value&gt;Positive Edge: OFF to ON&lt;/value&gt;&lt;/relation&gt;</text:p>
      <text:p text:style-name="P31"><text:s text:c="12"/>&lt;relation&gt;&lt;property&gt;8&lt;/property&gt;&lt;value&gt;Negative Edge: ON to OFF&lt;/value&gt;&lt;/relation&gt;</text:p>
      <text:p text:style-name="P31"><text:s text:c="12"/>&lt;relation&gt;&lt;property&gt;1&lt;/property&gt;&lt;value&gt;Positive Level: ON&lt;/value&gt;&lt;/relation&gt;</text:p>
      <text:p text:style-name="P31"><text:s text:c="12"/>&lt;relation&gt;&lt;property&gt;9&lt;/property&gt;&lt;value&gt;Negative Level: OFF&lt;/value&gt;&lt;/relation&gt;</text:p>
      <text:p text:style-name="P31"><text:s text:c="12"/>&lt;relation&gt;&lt;property&gt;2&lt;/property&gt;&lt;value&gt;Output following: Output ON -- Positive Edge&lt;/value&gt;&lt;/relation&gt;</text:p>
      <text:p text:style-name="P31"><text:s text:c="12"/>&lt;relation&gt;&lt;property&gt;3&lt;/property&gt;&lt;value&gt;Reverse output following: Output ON -- Negative Edge&lt;/value&gt;&lt;/relation&gt;</text:p>
      <text:p text:style-name="P31"><text:s text:c="10"/>&lt;/map&gt;</text:p>
      <text:p text:style-name="P31"><text:s text:c="8"/>&lt;/int&gt;</text:p>
      <text:p text:style-name="P31"><text:s text:c="8"/>&lt;eventid&gt;</text:p>
      <text:p text:style-name="P31"><text:s text:c="10"/>&lt;name&gt;Trigger event&lt;/name&gt;</text:p>
      <text:p text:style-name="P31"><text:s text:c="10"/>&lt;description&gt;If set, this event is generated when triggered&lt;/description&gt;</text:p>
      <text:p text:style-name="P31"><text:s text:c="8"/>&lt;/eventid&gt;</text:p>
      <text:p text:style-name="P31"><text:s text:c="8"/>&lt;int size="1"&gt;</text:p>
      <text:p text:style-name="P31"><text:s text:c="10"/>&lt;name&gt;Action&lt;/name&gt;</text:p>
      <text:p text:style-name="P31"><text:soft-page-break/><text:s text:c="10"/>&lt;default&gt;1&lt;/default&gt;</text:p>
      <text:p text:style-name="P31"><text:s text:c="10"/>&lt;map&gt;</text:p>
      <text:p text:style-name="P31"><text:s text:c="12"/>&lt;relation&gt;&lt;property&gt;1&lt;/property&gt;&lt;value&gt;No Action&lt;/value&gt;&lt;/relation&gt;</text:p>
      <text:p text:style-name="P31"><text:s text:c="12"/>&lt;relation&gt;&lt;property&gt;0&lt;/property&gt;&lt;value&gt;Output toggle&lt;/value&gt;&lt;/relation&gt;</text:p>
      <text:p text:style-name="P31"><text:s text:c="12"/>&lt;relation&gt;&lt;property&gt;2&lt;/property&gt;&lt;value&gt;Output Thrown&lt;/value&gt;&lt;/relation&gt;</text:p>
      <text:p text:style-name="P31"><text:s text:c="12"/>&lt;relation&gt;&lt;property&gt;3&lt;/property&gt;&lt;value&gt;Output Closed&lt;/value&gt;&lt;/relation&gt;</text:p>
      <text:p text:style-name="P31"><text:s text:c="12"/>&lt;relation&gt;&lt;property&gt;7&lt;/property&gt;&lt;value&gt;Output Follows Input&lt;/value&gt;&lt;/relation&gt;</text:p>
      <text:p text:style-name="P31"><text:s text:c="12"/>&lt;relation&gt;&lt;property&gt;4&lt;/property&gt;&lt;value&gt;Turntable Pause&lt;/value&gt;&lt;/relation&gt;</text:p>
      <text:p text:style-name="P31"><text:s text:c="12"/>&lt;relation&gt;&lt;property&gt;5&lt;/property&gt;&lt;value&gt;Turntable Continue&lt;/value&gt;&lt;/relation&gt;</text:p>
      <text:p text:style-name="P31"><text:s text:c="12"/>&lt;relation&gt;&lt;property&gt;6&lt;/property&gt;&lt;value&gt;Local Route&lt;/value&gt;&lt;/relation&gt;</text:p>
      <text:p text:style-name="P31"><text:s text:c="10"/>&lt;/map&gt;</text:p>
      <text:p text:style-name="P31"><text:s text:c="8"/>&lt;/int&gt;</text:p>
      <text:p text:style-name="P31"><text:s text:c="6"/>&lt;/group&gt;</text:p>
      <text:p text:style-name="P31"><text:s text:c="4"/>&lt;/group&gt;</text:p>
      <text:p text:style-name="P31"><text:s text:c="4"/></text:p>
      <text:p text:style-name="P31"><text:s text:c="4"/>&lt;int size="1"&gt;&lt;name&gt;Generate output events&lt;/name&gt;</text:p>
      <text:p text:style-name="P31"><text:s text:c="6"/>&lt;description&gt;If set, local output modification by Advanced triggers will generate the same events that would trigger that output change.&lt;/description&gt;</text:p>
      <text:p text:style-name="P31"><text:s text:c="6"/>&lt;default&gt;0&lt;/default&gt;</text:p>
      <text:p text:style-name="P31"><text:s text:c="6"/>&lt;map&gt;</text:p>
      <text:p text:style-name="P31"><text:s text:c="8"/>&lt;relation&gt;&lt;property&gt;0&lt;/property&gt;&lt;value&gt;off&lt;/value&gt;&lt;/relation&gt;</text:p>
      <text:p text:style-name="P31"><text:s text:c="8"/>&lt;relation&gt;&lt;property&gt;1&lt;/property&gt;&lt;value&gt;on&lt;/value&gt;&lt;/relation&gt;</text:p>
      <text:p text:style-name="P31"><text:s text:c="6"/>&lt;/map&gt;</text:p>
      <text:p text:style-name="P31"><text:s text:c="4"/>&lt;/int&gt;</text:p>
      <text:p text:style-name="P31"><text:s text:c="2"/>&lt;/group&gt;</text:p>
      <text:p text:style-name="P31">&lt;/segment&gt;</text:p>
      <text:p text:style-name="P31">&lt;/cdi&gt;</text:p>
      <text:p text:style-name="P25"/>
      <text:p text:style-name="P3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7"/>
      <text:list text:style-name="L13">
        <text:list-item>
          <text:p text:style-name="P80">Addressing</text:p>
          <text:list>
            <text:list-item>
              <text:p text:style-name="P80">The CV addressing scheme is not kept, because the address space of OpenLCB Configuration Space is not limited in size like that of DCC CVs using handheld throttles as configuration tools.</text:p>
            </text:list-item>
            <text:list-item>
              <text:p text:style-name="P80">In particular there is no reason to encode multiple options in one CV, so the upper nibble <text:span text:style-name="T14">–</text:span> lower nibble encoding that the <text:span text:style-name="T35">T</text:span>riggers and Actions use was not reproduced. The conceptual requirement for the Variables in CDI is that each variable must be independently addressable, and byte is the smallest addressing unit.</text:p>
            </text:list-item>
            <text:list-item>
              <text:p text:style-name="P81">No attempt was made to make the address layout friendly to the decoder code. In real life one might want to use the offset feature to lay out variables at aligned boundaries and <text:soft-page-break/>repeated groups to have some nice alignment (say each repetition is 32 bytes) to allow for easier pointer manipulation.</text:p>
            </text:list-item>
          </text:list>
        </text:list-item>
        <text:list-item>
          <text:p text:style-name="P79">In a real DS54, there are subtle differences between the Switch and Aux configuration choices on the various channels. <text:span text:style-name="T31">Here we just used replication. </text:span>For a real device, they could either be separately specified or (more likely) the differences wouldn't matter in a P/C-based device. <text:span text:style-name="T31">Also for a product choice the inputs would probably be better as numbered than named.</text:span></text:p>
        </text:list-item>
        <text:list-item>
          <text:p text:style-name="P82">Commands</text:p>
          <text:list>
            <text:list-item>
              <text:p text:style-name="P84">Instead of receiving DCC turnout commands, the Output entities receive a pair of events to set the output to thrown or closed. There are alternate design options here: since each output <text:span text:style-name="T35">channel</text:span> is actually a pair of independently controllable outputs, there are four actual states (off-off, off-on, on-off, on-on). To reach all four states, a real device might want to add additional consumers and their configurable <text:span text:style-name="T32">E</text:span>vent <text:span text:style-name="T32">ID</text:span>s. <text:span text:style-name="T32">Also when receiving the DCC turnout commands, the four states interact with the “Output Type” setting in weird and wonderful ways. This was not represented in the example above.</text:span></text:p>
            </text:list-item>
          </text:list>
        </text:list-item>
        <text:list-item>
          <text:p text:style-name="P82">Inputs</text:p>
          <text:list>
            <text:list-item>
              <text:p text:style-name="P82">The input lines, symmetrically to the output lines, use a pair of <text:span text:style-name="T35">Event IDs</text:span> to generate native OpenLCB commands. For most of the use-cases this makes the Advanced Triggering feature unnecessary. For example the input's native <text:span text:style-name="T35">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2">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3">Loconet messages</text:p>
          <text:list>
            <text:list-item>
              <text:p text:style-name="P82">The original DS54 has extensive settings for generating various LocoNet messages. These are all superfluous, since the OpenLCB Event concept subsumes all the different use-cases (including power off, turnout feedback, sensor input, etc. -- <text:span text:style-name="T35">they are all just Events</text:span>)</text:p>
            </text:list-item>
          </text:list>
        </text:list-item>
        <text:list-item>
          <text:p text:style-name="P82">Local routes and turnout chaining</text:p>
          <text:list>
            <text:list-item>
              <text:p text:style-name="P82">In the Producer/Consumer model in OpenLCB these features are unnecessary, because the control model natively supports throwing multiple turnouts by a single Event on the bus. Just configure the same Event ID into all the respective turnouts <text:span text:style-name="T33">for the desired direction</text:span>. It is also possible to cause the feedback message from one input to throw another turnout by configuring them for the same Event ID.</text:p>
            </text:list-item>
          </text:list>
        </text:list-item>
      </text:list>
      <text:p text:style-name="P25"/>
      <text:h text:style-name="P49" text:outline-level="2">Notes about compression</text:h>
      <text:p text:style-name="Text_20_body">This section is non-normative notes and suggestions for implementors <text:span text:style-name="T33">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text:soft-page-brea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19">st</text:span> byte, since there's no need to support UTF-32BE or UTF-32LE), or the UTF-8 text for “&lt;?xml” which starts with 0x3C. (But concern about support for too many character sets!)</text:p>
      <text:p text:style-name="Text_20_body">A first byte of 0x80 <text:span text:style-name="T38">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 Introduction<text:tab/>1</text:p>
          <text:p text:style-name="P40"><text:s/>2 Annotations to the Standard<text:tab/>1</text:p>
          <text:p text:style-name="P38"><text:s/>2.1 Introduction<text:tab/>1</text:p>
          <text:p text:style-name="P38"><text:s/>2.2 Intended Use<text:tab/>1</text:p>
          <text:p text:style-name="P38"><text:s/>2.3 Reference and Context<text:tab/>1</text:p>
          <text:p text:style-name="P38"><text:s/>2.4 Content<text:tab/>2</text:p>
          <text:p text:style-name="P38"><text:s/>2.5 Format<text:tab/>2</text:p>
          <text:p text:style-name="P39"><text:s/>2.5.1 XML Elements<text:tab/>2</text:p>
          <text:p text:style-name="P41"><text:s/>2.5.1.1 &lt;identification&gt; Element<text:tab/>2</text:p>
          <text:p text:style-name="P41"><text:s/>2.5.1.2 &lt;acdi&gt; Element<text:tab/>3</text:p>
          <text:p text:style-name="P41"><text:s/>2.5.1.3 &lt;segment&gt; Element<text:tab/>3</text:p>
          <text:p text:style-name="P41"><text:s/>2.5.1.4 Data Elements<text:tab/>4</text:p>
          <text:p text:style-name="P38"><text:s/>2.6 Future Expansion<text:tab/>4</text:p>
          <text:p text:style-name="P40"><text:s/>3 Background Information<text:tab/>5</text:p>
          <text:p text:style-name="P38"><text:s/>3.1 Environment of Proposal<text:tab/>5</text:p>
          <text:p text:style-name="P39"><text:s/>3.1.1 Requirements<text:tab/>5</text:p>
          <text:p text:style-name="P39"><text:s/>3.1.2 Preferences<text:tab/>5</text:p>
          <text:p text:style-name="P39">Design Points<text:tab/>5</text:p>
          <text:p text:style-name="P39"><text:s/>3.1.3 Storage<text:tab/>6</text:p>
          <text:p text:style-name="P38"><text:s/>3.2 Example<text:tab/>8</text:p>
          <text:p text:style-name="P38"><text:s/>3.3 Notes about compression<text:tab/>13</text:p>
        </text:index-body>
      </text:table-of-conten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2" svg:width="6.9248in" svg:height="3.1531in" draw:transform="rotate (0.785398163397448) translate (-0.100694444444444in 5.83333333333333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August 7, 2024</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14" draw:name="PowerPlusWaterMarkObject" draw:style-name="Mgr2" draw:text-style-name="MP2" svg:width="6.4996in" svg:height="2.9594in" draw:transform="rotate (0.785398163397448) translate (-0.0944444444444444in 5.07423993875766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2" svg:width="4.4878in" svg:height="2.0425in" draw:transform="skewX (6.29710374017873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2" svg:width="7.3185in" svg:height="3.3315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2" svg:width="6.9248in" svg:height="3.1531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4</meta:editing-cycles>
    <meta:editing-duration>PT20H47M52S</meta:editing-duration>
    <meta:generator>LibreOffice/7.4.6.2$MacOSX_X86_64 LibreOffice_project/5b1f5509c2decdade7fda905e3e1429a67acd63d</meta:generator>
    <dc:date>2024-08-07T11:02:21.016108194</dc:date>
    <dc:creator>Bob Jacobsen</dc:creator>
    <meta:document-statistic meta:table-count="1" meta:image-count="1" meta:object-count="0" meta:page-count="15" meta:paragraph-count="359" meta:word-count="4532" meta:character-count="32442" meta:non-whitespace-character-count="27138"/>
    <meta:user-defined meta:name="OLCBdate">August 7, 2024</meta:user-defined>
    <meta:user-defined meta:name="OLCBstatus">Draft</meta:user-defined>
    <meta:user-defined meta:name="OLCByear">2024</meta:user-defined>
  </office:meta>
</office:document-meta>
</file>